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Standard">
      <style:text-properties officeooo:rsid="0057321f" officeooo:paragraph-rsid="0057321f"/>
    </style:style>
    <style:style style:name="P4" style:family="paragraph" style:parent-style-name="Standard">
      <style:text-properties officeooo:rsid="0057321f" officeooo:paragraph-rsid="00ce4fc6"/>
    </style:style>
    <style:style style:name="P5" style:family="paragraph" style:parent-style-name="Standard">
      <style:text-properties officeooo:rsid="005e76b5" officeooo:paragraph-rsid="006c9f6e"/>
    </style:style>
    <style:style style:name="P6" style:family="paragraph" style:parent-style-name="Standard">
      <style:text-properties officeooo:rsid="00735414" officeooo:paragraph-rsid="00818527"/>
    </style:style>
    <style:style style:name="P7" style:family="paragraph" style:parent-style-name="Standard">
      <style:text-properties officeooo:rsid="0085687e" officeooo:paragraph-rsid="009e3450"/>
    </style:style>
    <style:style style:name="P8" style:family="paragraph" style:parent-style-name="Standard">
      <style:text-properties officeooo:rsid="00dafa2c" officeooo:paragraph-rsid="00dafa2c"/>
    </style:style>
    <style:style style:name="P9" style:family="paragraph" style:parent-style-name="Standard">
      <style:text-properties officeooo:rsid="00ddbf8f" officeooo:paragraph-rsid="00ddbf8f"/>
    </style:style>
    <style:style style:name="P10" style:family="paragraph" style:parent-style-name="Standard">
      <style:text-properties officeooo:rsid="00ddbf8f" officeooo:paragraph-rsid="015e1012"/>
    </style:style>
    <style:style style:name="P11" style:family="paragraph" style:parent-style-name="Standard">
      <style:text-properties officeooo:rsid="00eb886c" officeooo:paragraph-rsid="00f59f77"/>
    </style:style>
    <style:style style:name="P12" style:family="paragraph" style:parent-style-name="Standard">
      <style:text-properties officeooo:rsid="01001564" officeooo:paragraph-rsid="01001564"/>
    </style:style>
    <style:style style:name="P13" style:family="paragraph" style:parent-style-name="Standard">
      <style:text-properties officeooo:paragraph-rsid="00570938"/>
    </style:style>
    <style:style style:name="P14" style:family="paragraph" style:parent-style-name="Standard">
      <style:text-properties officeooo:rsid="00570938" officeooo:paragraph-rsid="00570938"/>
    </style:style>
    <style:style style:name="P15" style:family="paragraph" style:parent-style-name="Standard">
      <style:text-properties officeooo:rsid="0111c7e2" officeooo:paragraph-rsid="0111c7e2"/>
    </style:style>
    <style:style style:name="P16" style:family="paragraph" style:parent-style-name="Standard">
      <style:text-properties officeooo:rsid="011a2c8a" officeooo:paragraph-rsid="011e3880"/>
    </style:style>
    <style:style style:name="P17" style:family="paragraph" style:parent-style-name="Standard">
      <style:text-properties officeooo:rsid="011f99cd" officeooo:paragraph-rsid="011f99cd"/>
    </style:style>
    <style:style style:name="P18" style:family="paragraph" style:parent-style-name="Standard">
      <style:text-properties officeooo:rsid="00a2d36d" officeooo:paragraph-rsid="00b461b9"/>
    </style:style>
    <style:style style:name="P19" style:family="paragraph" style:parent-style-name="Standard">
      <style:text-properties officeooo:rsid="00a2d36d" officeooo:paragraph-rsid="013fc604"/>
    </style:style>
    <style:style style:name="P20" style:family="paragraph" style:parent-style-name="Standard">
      <style:text-properties officeooo:rsid="00a2d36d" officeooo:paragraph-rsid="01417292"/>
    </style:style>
    <style:style style:name="P21" style:family="paragraph" style:parent-style-name="Standard">
      <style:text-properties officeooo:rsid="00a2dbcd" officeooo:paragraph-rsid="013fc604"/>
    </style:style>
    <style:style style:name="P22" style:family="paragraph" style:parent-style-name="Standard">
      <style:text-properties officeooo:rsid="00a2dbcd" officeooo:paragraph-rsid="01438f1d"/>
    </style:style>
    <style:style style:name="P23" style:family="paragraph" style:parent-style-name="Standard">
      <style:text-properties officeooo:rsid="00a2dbcd" officeooo:paragraph-rsid="014978ae"/>
    </style:style>
    <style:style style:name="P24" style:family="paragraph" style:parent-style-name="Standard">
      <style:text-properties officeooo:rsid="00a2dbcd" officeooo:paragraph-rsid="0154aaa1"/>
    </style:style>
    <style:style style:name="P25" style:family="paragraph" style:parent-style-name="Standard">
      <style:text-properties officeooo:rsid="00a2dbcd" officeooo:paragraph-rsid="0155fc47"/>
    </style:style>
    <style:style style:name="P26" style:family="paragraph" style:parent-style-name="Author">
      <style:text-properties officeooo:rsid="00bb700a" officeooo:paragraph-rsid="00bb700a"/>
    </style:style>
    <style:style style:name="P27" style:family="paragraph" style:parent-style-name="Standard">
      <style:paragraph-properties fo:break-before="page"/>
      <style:text-properties officeooo:rsid="00a2d36d" officeooo:paragraph-rsid="00b461b9"/>
    </style:style>
    <style:style style:name="P28" style:family="paragraph" style:parent-style-name="Quotations">
      <style:text-properties officeooo:rsid="010c5533" officeooo:paragraph-rsid="010c5533"/>
    </style:style>
    <style:style style:name="P29" style:family="paragraph" style:parent-style-name="Title">
      <style:text-properties fo:color="#0066cc" officeooo:paragraph-rsid="01331a12"/>
    </style:style>
    <style:style style:name="P30" style:family="paragraph" style:parent-style-name="Heading_20_1">
      <style:paragraph-properties fo:break-before="page"/>
      <style:text-properties officeooo:rsid="00d6ae1b" officeooo:paragraph-rsid="00d6ae1b"/>
    </style:style>
    <style:style style:name="T1" style:family="text">
      <style:text-properties officeooo:rsid="008df78f"/>
    </style:style>
    <style:style style:name="T2" style:family="text">
      <style:text-properties officeooo:rsid="005780fa"/>
    </style:style>
    <style:style style:name="T3" style:family="text">
      <style:text-properties officeooo:rsid="006013a4"/>
    </style:style>
    <style:style style:name="T4" style:family="text">
      <style:text-properties officeooo:rsid="0086e15d"/>
    </style:style>
    <style:style style:name="T5" style:family="text">
      <style:text-properties officeooo:rsid="00a2dbcd"/>
    </style:style>
    <style:style style:name="T6" style:family="text">
      <style:text-properties style:font-name="Ubuntu Mono2" officeooo:rsid="005780fa"/>
    </style:style>
    <style:style style:name="T7" style:family="text">
      <style:text-properties officeooo:rsid="00dc86c7"/>
    </style:style>
    <style:style style:name="T8" style:family="text">
      <style:text-properties officeooo:rsid="00e1eef3"/>
    </style:style>
    <style:style style:name="T9" style:family="text">
      <style:text-properties officeooo:rsid="00ecff93"/>
    </style:style>
    <style:style style:name="T10" style:family="text">
      <style:text-properties officeooo:rsid="0100846b"/>
    </style:style>
    <style:style style:name="T11" style:family="text">
      <style:text-properties officeooo:rsid="010d4541"/>
    </style:style>
    <style:style style:name="T12" style:family="text">
      <style:text-properties officeooo:rsid="0110a19d"/>
    </style:style>
    <style:style style:name="T13" style:family="text">
      <style:text-properties officeooo:rsid="01133137"/>
    </style:style>
    <style:style style:name="T14" style:family="text">
      <style:text-properties officeooo:rsid="01187deb"/>
    </style:style>
    <style:style style:name="T15" style:family="text">
      <style:text-properties officeooo:rsid="011bf5f7"/>
    </style:style>
    <style:style style:name="T16" style:family="text">
      <style:text-properties officeooo:rsid="0120bc0f"/>
    </style:style>
    <style:style style:name="T17" style:family="text">
      <style:text-properties fo:font-size="14pt" officeooo:rsid="013018fa" style:font-size-asian="14pt" style:font-size-complex="14pt"/>
    </style:style>
    <style:style style:name="T18" style:family="text">
      <style:text-properties fo:font-size="18pt" officeooo:rsid="013018fa" style:font-size-asian="18pt" style:font-size-complex="18pt"/>
    </style:style>
    <style:style style:name="T19" style:family="text">
      <style:text-properties fo:color="#009900" fo:font-size="18pt" officeooo:rsid="01331a12" style:font-size-asian="18pt" style:font-size-complex="18pt"/>
    </style:style>
    <style:style style:name="T20" style:family="text">
      <style:text-properties officeooo:rsid="013613ae"/>
    </style:style>
    <style:style style:name="T21" style:family="text">
      <style:text-properties officeooo:rsid="0136aa90"/>
    </style:style>
    <style:style style:name="T22" style:family="text">
      <style:text-properties officeooo:rsid="01390183"/>
    </style:style>
    <style:style style:name="T23" style:family="text">
      <style:text-properties officeooo:rsid="013aa900"/>
    </style:style>
    <style:style style:name="T24" style:family="text">
      <style:text-properties officeooo:rsid="01457b79"/>
    </style:style>
    <style:style style:name="T25" style:family="text">
      <style:text-properties officeooo:rsid="01478c1c"/>
    </style:style>
    <style:style style:name="T26" style:family="text">
      <style:text-properties officeooo:rsid="014c10d9"/>
    </style:style>
    <style:style style:name="T27" style:family="text">
      <style:text-properties officeooo:rsid="014e6b6c"/>
    </style:style>
    <style:style style:name="T28" style:family="text">
      <style:text-properties officeooo:rsid="0152287e"/>
    </style:style>
    <style:style style:name="T29" style:family="text">
      <style:text-properties officeooo:rsid="015495c4"/>
    </style:style>
    <style:style style:name="T30" style:family="text">
      <style:text-properties officeooo:rsid="01555d17"/>
    </style:style>
    <style:style style:name="T31" style:family="text">
      <style:text-properties officeooo:rsid="0155fc4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Obraz4" text:anchor-type="paragraph" svg:x="14.944cm" svg:y="-0.289cm" svg:width="2cm" svg:height="1.55cm" draw:z-index="0"><draw:image xlink:href="../../logotypes/chameleon1a.svg" xlink:type="simple" xlink:show="embed" xlink:actuate="onLoad"/></draw:frame><text:span text:style-name="T19">Cameleonica: </text:span><text:span text:style-name="T18">Mission Statement<text:line-break/></text:span><text:span text:style-name="T17">Safe cryptographic steganographic advanced filesystem</text:span></text:p>
      <text:p text:style-name="P26">Arkadiusz Bulski</text:p>
      <text:h text:style-name="Heading_20_1" text:outline-level="1">Abstract</text:h>
      <text:p text:style-name="Text_20_body">This paper explains what <text:span text:style-name="T20">project Cameleonica is about, what </text:span>the mission statement is for the project, <text:span text:style-name="T20">and what </text:span>the <text:span text:style-name="T20">ultimate </text:span>end-goals <text:span text:style-name="T20">are</text:span>. Purposefully omitted are any technical details and means to ends. Overall project is mostly described through basic definitions and examples. Use cases <text:span text:style-name="T14">showing</text:span> obvious benefits are <text:span text:style-name="T12">also </text:span>presented. </text:p>
      <text:h text:style-name="Heading_20_1" text:outline-level="1">Introduction</text:h>
      <text:p text:style-name="Quotations">Cameleonica is a safe cryptographic steganographic advanced filesystem. </text:p>
      <text:p text:style-name="P14">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21">be expanded into: </text:span></text:p>
      <text:p text:style-name="P13"/>
      <text:p text:style-name="P28">It aims to guarantee confidentiality, authenticity, plausible deniability, <text:span text:style-name="T11">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P4">Filesystem is a data structure that maps <text:span text:style-name="T2">a structure or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Linux man-pages define even more fancy semantics. For example, </text:span><text:span text:style-name="T6">fallocate</text:span><text:span text:style-name="T2"> allows to remove a range of bytes without leaving a hole, stitching together both sides. For another example, </text:span><text:span text:style-name="T6">creat</text:span><text:span text:style-name="T2"> can create an anonymous temporary file that can later be renamed and thus retained.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ext:span></text:p>
      <text:p text:style-name="P3"/>
      <text:p text:style-name="P5">Cryptographic filesystem <text:span text:style-name="T3">is a filesystem that provides two attributes: confidentiality and authenticity. Confidentiality is a property that easily translates to filesystems. If a filesystem is encrypted, it should not reveal any information about it's file structure, names, sizes or content until a valid password is provided. Authenticity is a property that </text:span><text:soft-page-break/><text:span text:style-name="T3">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llowed for a read operation to return garbage bytes in this situation. </text:span></text:p>
      <text:p text:style-name="P5"/>
      <text:p text:style-name="P6">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22">it does not aid in discovery of any other valid password or even existence thereof</text:span>. <text:span text:style-name="T22">In other words</text:span>, existence of valid passwords remain concealed on top of their corresponding file structures. Steganographic confidentiality is a stronger notion than cryptographic confidentiality <text:span text:style-name="T22">in this respect</text:span>. Multiple independent valid passwords, <text:span text:style-name="T23">or equivalently independent file structures,</text:span> can exist at same time <text:span text:style-name="T23">within a given filesystem</text:span>. <text:span text:style-name="T23">As a matter of contrast, </text:span>cryptography usually deals with only one password at a time. More importantly, the mere existence of that one password is hardly a secret. In steganography, <text:span text:style-name="T23">zero or one or more passwords may exist and their existence is a secret in it's own right. </text:span></text:p>
      <text:p text:style-name="P6"/>
      <text:p text:style-name="P7">Safe filesystem is a filesystem that refuses to <text:span text:style-name="T4">become unusable or lo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an interrupted write can be partially successful, leaving content neither in the state before opening, neither in the state expected after a complete write. This outcome is completely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random position. This outcome is also unacceptable. Old content from before truncation should be available for recovery. Another scenario is when a program modifies a series of files in a related way.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non atomic changes made to whole sets of data. </text:span></text:p>
      <text:p text:style-name="P7"/>
      <text:p text:style-name="P19">Advanced filesystem is a filesystem with outstanding usability. Usability can be meant as performance (<text:span text:style-name="T24">achieving </text:span>speeds of underlying hardware), as functionality (<text:span text:style-name="T5">instant copying), as security (deletions equivalent to permanent wiping), as introspectability </text:span><text:soft-page-break/><text:span text:style-name="T5">(versioning, snapshots), as utilisation (lower disk usage), as integration (speeding up utilities). Let us briefly look at all these features. </text:span></text:p>
      <text:p text:style-name="P21">Performance of modern filesystems is getting close to physical limitations of underlying hard-drives. Processing of big files would be expected to be happening at <text:span text:style-name="T25">high </text:span>throughput close to <text:span text:style-name="T25">underlying device performance</text:span>. Processing of small files would be expected to be happening <text:span text:style-name="T25">at high rate </text:span>due to write-back caches. </text:p>
      <text:p text:style-name="P23">Functionality of modern filesystems is mostly ancient. Paradigm of opening a file for writing, then changing it one fragment at a time has not changed since practically ever.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resulting in independently writable forks sharing an immutable copy of common data. </text:p>
      <text:p text:style-name="P23">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Reliability is also a problem, as popular filesystems do not always make guarantees weather overwriting is reliably destroying data or not. File removal could be made quick and permanent using basic cryptography. </text:p>
      <text:p text:style-name="P22">Versioning is another functionality that is commonly missing. <text:span text:style-name="T26">Users do often enough start modifying their documents without considering that they may later want to revert the changes, merely as a matter of changed mind. Even worse, programs do not always apply changes in an atomic manner. This poses a risk of loosing data. </text:span>Risk could be minimized by underlying filesystem by automatically <text:span text:style-name="T27">creating a continuous history of changes, an ongoing list of save-points that keep being added on front of the list and being scrubbed away from the end of the list after some time. </text:span></text:p>
      <text:p text:style-name="P24">Disk utilisation can be increased through compression of selected files. Compression can happen transparently, <text:span text:style-name="T28">with the user only noticing that he can store files with more total size than the hard-disk capacity. Furthermore compressed representation of file content can be directly accessible to compressing software making re-compression unnecessary. Current filesystems use compression only internally and do not expose encoded representation to user processes. This could make compression software significantly faster. </text:span></text:p>
      <text:p text:style-name="P25">Hashing can also be spe<text:span text:style-name="T30">ede</text:span>d up when using common utilities. Filesystem can compute checksums <text:span text:style-name="T31">on file content </text:span>and provide system utilities <text:span text:style-name="T29">with checksums instead of all the data necessary to compute it. </text:span>Computation can <text:span text:style-name="T31">both be done </text:span>in advance when system is idle, <text:span text:style-name="T31">on the fly during a sequential write, or on demand when a user process requests it. Once computed, results can be </text:span>cached for future use. System utilities can be modified to take advantage of <text:span text:style-name="T31">filesystem provided computation when available and revert to usual method of reading file otherwise. </text:span></text:p>
      <text:p text:style-name="P20"/>
      <text:p text:style-name="P18"><draw:frame draw:style-name="fr2" draw:name="Obraz2" text:anchor-type="paragraph" svg:width="16.491cm" svg:height="15.24cm" draw:z-index="1"><draw:image xlink:href="../characteristics.png" xlink:type="simple" xlink:show="embed" xlink:actuate="onLoad"/></draw:frame><text:soft-page-break/></text:p>
      <text:h text:style-name="P30" text:outline-level="1">Use cases</text:h>
      <text:p text:style-name="P8">People <text:span text:style-name="T7">with different needs can benefit from using a versatile filesystem. There are several reasons why someone might want to use any given feature. Provided below are possible scenarios of people benefiting from different subsets of functionality: </text:span></text:p>
      <text:p text:style-name="P8"/>
      <text:p text:style-name="P10">Graphic designer. He works at an advertising company. Everyday he edits images and photographs provided by his agency. <text:span text:style-name="T8">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9"/>
      <text:p text:style-name="P11">Human rights activist. She works for a local newspaper. <text:span text:style-name="T9">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ed. Filesystem itself does not reveal how many more file structures exist on the hard disk, if any. Ultimately, no evidence is found on her computer showing that she hides any documents and she is cleared of suspicion. </text:span></text:p>
      <text:p text:style-name="P11"/>
      <text:p text:style-name="P12">Medical center maintenance <text:span text:style-name="T10">staff. He works at a major hospital that processes dozens </text:span><text:soft-page-break/><text:span text:style-name="T10">of patients every day. His job is to maintain a database of medical records of current patients. Regularly he has to delete old records of former patients. Government regulations demand that these records are permanently purged when no longer needed. Medical center has an 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s to be purged permanently or the center would be liable and would have to pay damages. He can rest assured that quick formatting done on the hard drives destroyed everything permanently as the filesystem guarantees it. </text:span></text:p>
      <text:p text:style-name="P12"/>
      <text:p text:style-name="P15">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13">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5"/>
      <text:p text:style-name="P16">Computer forensics expert. He works for FBI as a consultant. He is often being sent to crime-scenes to secure evidence. <text:span text:style-name="T15">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6"/>
      <text:p text:style-name="P17">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6">executives are relieved that there was no major loss and a new laptop was issued to the employee. </text:span></text:p>
      <text:p text:style-name="P17"/>
      <text:p text:style-name="P27"><draw:frame draw:style-name="fr3" draw:name="Obraz1" text:anchor-type="paragraph" svg:width="17.06cm" svg:height="22.729cm" draw:z-index="2"><draw:image xlink:href="../usecases.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8-09T12:11:37.187609109">2015-08-09</text:date></text:span><text:span text:style-name="MT1"><text:tab/>Page </text:span><text:span text:style-name="MT1"><text:page-number text:select-page="current">7</text:page-number></text:span><text:span text:style-name="MT1"> of </text:span><text:span text:style-name="MT1"><text:page-count>7</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1DT8H8M38S</meta:editing-duration>
    <meta:editing-cycles>249</meta:editing-cycles>
    <meta:generator>LibreOffice/4.2.8.2$Linux_X86_64 LibreOffice_project/420m0$Build-2</meta:generator>
    <dc:date>2015-08-09T12:11:36.961574170</dc:date>
    <meta:document-statistic meta:table-count="0" meta:image-count="3" meta:object-count="0" meta:page-count="7" meta:paragraph-count="29" meta:word-count="2640" meta:character-count="16596" meta:non-whitespace-character-count="13962"/>
  </office:meta>
</office:document-meta>
</file>